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R(X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(X)</text:p>
          </table:table-cell>
        </table:table-row>
        <table:table-row table:style-name="ro1">
          <table:table-cell office:value-type="string" calcext:value-type="string">
            <text:p>W(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(X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(X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3:53:37.340655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3:21:27.690688367</meta:creation-date>
    <dc:date>2022-01-18T13:53:45.203958197</dc:date>
    <meta:editing-duration>PT3M15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